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3.05cm" fo:min-width="4.6cm"/>
    </style:style>
    <style:style style:name="gr2" style:family="graphic" style:parent-style-name="standard">
      <style:graphic-properties draw:stroke="none" svg:stroke-color="#000000" draw:fill="none" draw:fill-color="#ffffff" fo:min-height="0.823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2.55cm" fo:min-width="3.1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marker-start=""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55cm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81cm"/>
    </style:style>
    <style:style style:name="gr15" style:family="graphic" style:parent-style-name="standard">
      <style:graphic-properties draw:marker-start="Arrow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677cm"/>
    </style:style>
    <style:style style:name="gr17" style:family="graphic" style:parent-style-name="standard">
      <style:graphic-properties draw:textarea-horizontal-align="justify" draw:textarea-vertical-align="middle" draw:auto-grow-height="false" fo:min-height="1.69cm" fo:min-width="3.666cm" fo:wrap-option="no-wrap"/>
    </style:style>
    <style:style style:name="gr18" style:family="graphic" style:parent-style-name="standard">
      <style:graphic-properties draw:stroke="none" svg:stroke-color="#000000" draw:fill="none" draw:fill-color="#ffffff" fo:min-height="0.955cm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017cm" fo:wrap-option="no-wrap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textarea-horizontal-align="justify" draw:textarea-vertical-align="middle" draw:auto-grow-height="false" fo:min-height="4.45cm" fo:min-width="5.9cm" fo:wrap-option="no-wrap"/>
    </style:style>
    <style:style style:name="gr22" style:family="graphic" style:parent-style-name="standard">
      <style:graphic-properties draw:stroke="none" svg:stroke-color="#000000" draw:fill="none" draw:fill-color="#ffffff" fo:min-height="1.372cm"/>
    </style:style>
    <style:style style:name="P1" style:family="paragraph">
      <style:paragraph-properties fo:text-align="center"/>
    </style:style>
    <style:style style:name="P2" style:family="paragraph">
      <style:text-properties fo:color="#071136" fo:font-size="10.5pt" style:font-size-asian="10.5pt" style:font-size-complex="10.5pt"/>
    </style:style>
    <style:style style:name="P3" style:family="paragraph">
      <loext:graphic-properties draw:fill="none" draw:fill-color="#ffffff"/>
      <style:text-properties fo:color="#071136"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color="#071136" fo:font-size="10.5pt" style:font-size-asian="10.5pt" style:font-size-complex="10.5pt"/>
    </style:style>
    <style:style style:name="P10" style:family="paragraph">
      <loext:graphic-properties draw:fill="none" draw:fill-color="#ffffff"/>
      <style:paragraph-properties fo:text-align="center"/>
      <style:text-properties fo:color="#071136" fo:font-size="10.5pt" style:font-size-asian="10.5pt" style:font-size-complex="10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1cm" svg:height="3.3cm" svg:x="5.695cm" svg:y="2.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073cm" svg:x="5.835cm" svg:y="2.844cm">
          <draw:text-box>
            <text:p text:style-name="P2"><text:span text:style-name="T1">Bigdata0</text:span></text:p>
          </draw:text-box>
        </draw:frame>
        <draw:line draw:style-name="gr3" draw:text-style-name="P4" draw:layer="layout" svg:x1="7.991cm" svg:y1="2.5cm" svg:x2="7.991cm" svg:y2="4cm">
          <text:p/>
        </draw:line>
        <draw:line draw:style-name="gr3" draw:text-style-name="P4" xml:id="id2" draw:id="id2" draw:layer="layout" svg:x1="5.695cm" svg:y1="4cm" svg:x2="10.795cm" svg:y2="4cm">
          <text:p/>
        </draw:line>
        <draw:frame draw:style-name="gr4" draw:text-style-name="P6" draw:layer="layout" svg:width="2.905cm" svg:height="1.298cm" svg:x="7.995cm" svg:y="2.7cm">
          <draw:text-box>
            <text:p text:style-name="P5"><text:span text:style-name="T2">YARN</text:span></text:p>
            <text:p text:style-name="P5"><text:span text:style-name="T3">Resource</text:span><text:span text:style-name="T3">manager</text:span></text:p>
            <text:p text:style-name="P5"><text:span text:style-name="T3">Datamanag</text:span><text:span text:style-name="T3">er</text:span></text:p>
          </draw:text-box>
        </draw:frame>
        <draw:frame draw:style-name="gr5" draw:text-style-name="P8" draw:layer="layout" svg:width="1.6cm" svg:height="0.662cm" svg:x="7.395cm" svg:y="4.1cm">
          <draw:text-box>
            <text:p text:style-name="P7"><text:span text:style-name="T1">HDFS</text:span></text:p>
          </draw:text-box>
        </draw:frame>
        <draw:frame draw:style-name="gr2" draw:text-style-name="P8" xml:id="id5" draw:id="id5" draw:layer="layout" svg:width="5.1cm" svg:height="1.073cm" svg:x="5.695cm" svg:y="4.728cm">
          <draw:text-box>
            <text:p text:style-name="P7"><text:span text:style-name="T1">nameno</text:span><text:span text:style-name="T1">de(data</text:span><text:span text:style-name="T1">node)</text:span></text:p>
          </draw:text-box>
        </draw:frame>
        <draw:custom-shape draw:style-name="gr6" draw:text-style-name="P1" xml:id="id1" draw:id="id1" draw:layer="layout" svg:width="3.6cm" svg:height="2.8cm" svg:x="1.2cm" svg:y="9.1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cm" svg:height="0.7cm" svg:x="0.88cm" svg:y="9.199cm">
          <draw:text-box>
            <text:p text:style-name="P9"><text:span text:style-name="T4">Bigdata1</text:span></text:p>
          </draw:text-box>
        </draw:frame>
        <draw:line draw:style-name="gr3" draw:text-style-name="P4" draw:layer="layout" svg:x1="1.238cm" svg:y1="10.1cm" svg:x2="4.738cm" svg:y2="10.1cm">
          <text:p/>
        </draw:line>
        <draw:frame draw:style-name="gr5" draw:text-style-name="P8" draw:layer="layout" svg:width="1.6cm" svg:height="0.662cm" svg:x="2.2cm" svg:y="10.2cm">
          <draw:text-box>
            <text:p text:style-name="P7"><text:span text:style-name="T1">HDFS</text:span></text:p>
          </draw:text-box>
        </draw:frame>
        <draw:frame draw:style-name="gr2" draw:text-style-name="P8" xml:id="id4" draw:id="id4" draw:layer="layout" svg:width="3.6cm" svg:height="1.073cm" svg:x="1.2cm" svg:y="10.828cm">
          <draw:text-box>
            <text:p text:style-name="P7"><text:span text:style-name="T5">namenod</text:span><text:span text:style-name="T5">e(datanod</text:span><text:span text:style-name="T5">e)</text:span></text:p>
          </draw:text-box>
        </draw:frame>
        <draw:custom-shape draw:style-name="gr6" draw:text-style-name="P1" draw:layer="layout" svg:width="3.6cm" svg:height="2.8cm" svg:x="6.447cm" svg:y="9.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485cm" svg:y1="10.1cm" svg:x2="9.985cm" svg:y2="10.1cm">
          <text:p/>
        </draw:line>
        <draw:frame draw:style-name="gr5" draw:text-style-name="P8" draw:layer="layout" svg:width="1.6cm" svg:height="0.662cm" svg:x="7.447cm" svg:y="10.2cm">
          <draw:text-box>
            <text:p text:style-name="P7"><text:span text:style-name="T1">HDFS</text:span></text:p>
          </draw:text-box>
        </draw:frame>
        <draw:frame draw:style-name="gr2" draw:text-style-name="P8" draw:layer="layout" svg:width="3.6cm" svg:height="1.073cm" svg:x="6.447cm" svg:y="10.828cm">
          <draw:text-box>
            <text:p text:style-name="P7"><text:span text:style-name="T5">namenode(datanode)</text:span></text:p>
          </draw:text-box>
        </draw:frame>
        <draw:custom-shape draw:style-name="gr6" draw:text-style-name="P1" xml:id="id6" draw:id="id6" draw:layer="layout" svg:width="3.6cm" svg:height="2.8cm" svg:x="11.6cm" svg:y="9.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38cm" svg:y1="10.1cm" svg:x2="15.138cm" svg:y2="10.1cm">
          <text:p/>
        </draw:line>
        <draw:frame draw:style-name="gr5" draw:text-style-name="P8" draw:layer="layout" svg:width="1.6cm" svg:height="0.662cm" svg:x="12.6cm" svg:y="10.2cm">
          <draw:text-box>
            <text:p text:style-name="P7"><text:span text:style-name="T1">HDFS</text:span></text:p>
          </draw:text-box>
        </draw:frame>
        <draw:frame draw:style-name="gr2" draw:text-style-name="P8" draw:layer="layout" svg:width="3.6cm" svg:height="1.073cm" svg:x="11.6cm" svg:y="10.828cm">
          <draw:text-box>
            <text:p text:style-name="P7"><text:span text:style-name="T5">namenode(dat</text:span><text:span text:style-name="T5">anode)</text:span></text:p>
          </draw:text-box>
        </draw:frame>
        <draw:custom-shape draw:style-name="gr8" draw:text-style-name="P1" xml:id="id3" draw:id="id3" draw:layer="layout" svg:width="3.2cm" svg:height="3.2cm" svg:x="6.5cm" svg:y="14.3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1" draw:layer="layout" draw:line-skew="-2.55cm" svg:x1="3cm" svg:y1="9.1cm" svg:x2="5.695cm" svg:y2="4cm" draw:start-shape="id1" draw:start-glue-point="0" draw:end-shape="id2" draw:end-glue-point="3" svg:d="M3000 9100v-5100h2695" svg:viewBox="0 0 2696 5101">
          <text:p text:style-name="P1"><text:span text:style-name="T6"/></text:p>
        </draw:connector>
        <draw:frame draw:style-name="gr10" draw:text-style-name="P11" draw:layer="layout" svg:width="2.8cm" svg:height="0.878cm" svg:x="2.892cm" svg:y="3.5cm">
          <draw:text-box>
            <text:p><text:span text:style-name="T6">申请资源</text:span></text:p>
          </draw:text-box>
        </draw:frame>
        <draw:connector draw:style-name="gr11" draw:text-style-name="P1" draw:layer="layout" svg:x1="6.5cm" svg:y1="15.9cm" svg:x2="3cm" svg:y2="11.901cm" draw:start-shape="id3" draw:start-glue-point="6" draw:end-shape="id4" draw:end-glue-point="2" svg:d="M6500 15900h-3500v-3999" svg:viewBox="0 0 3501 4000">
          <text:p/>
        </draw:connector>
        <draw:frame draw:style-name="gr12" draw:text-style-name="P11" draw:layer="layout" svg:width="0.9cm" svg:height="2.8cm" svg:x="3.1cm" svg:y="12.8cm">
          <draw:text-box>
            <text:p><text:span text:style-name="T6">提交作业</text:span></text:p>
          </draw:text-box>
        </draw:frame>
        <draw:connector draw:style-name="gr13" draw:text-style-name="P1" draw:layer="layout" draw:line-skew="0.142cm" svg:x1="8.245cm" svg:y1="5.801cm" svg:x2="4.346cm" svg:y2="9.014cm" draw:start-shape="id5" draw:start-glue-point="2" svg:d="M8245 5801v1999h-3899v1214" svg:viewBox="0 0 3900 3214">
          <text:p/>
        </draw:connector>
        <draw:frame draw:style-name="gr14" draw:text-style-name="P11" draw:layer="layout" svg:width="1.8cm" svg:height="0.731cm" svg:x="5cm" svg:y="7.789cm">
          <draw:text-box>
            <text:p><text:span text:style-name="T5">分配资源</text:span></text:p>
          </draw:text-box>
        </draw:frame>
        <draw:connector draw:style-name="gr13" draw:text-style-name="P1" draw:layer="layout" svg:x1="8.245cm" svg:y1="5.801cm" svg:x2="8.247cm" svg:y2="9.199cm" draw:start-shape="id5" draw:start-glue-point="2" svg:d="M8245 5801v1949h2v1449" svg:viewBox="0 0 3 3399">
          <text:p/>
        </draw:connector>
        <draw:connector draw:style-name="gr15" draw:text-style-name="P1" draw:layer="layout" draw:line-skew="0.35cm" svg:x1="8.245cm" svg:y1="5.801cm" svg:x2="13.4cm" svg:y2="9.1cm" draw:start-shape="id5" draw:start-glue-point="2" draw:end-shape="id6" svg:d="M8245 5801v1999h5155v1300" svg:viewBox="0 0 5156 3300">
          <text:p/>
        </draw:connector>
        <draw:frame draw:style-name="gr16" draw:text-style-name="P11" draw:layer="layout" svg:width="0.7cm" svg:height="1.927cm" svg:x="8.34cm" svg:y="5.9cm">
          <draw:text-box>
            <text:p><text:span text:style-name="T7">返回结果</text:span></text:p>
          </draw:text-box>
        </draw:frame>
        <draw:custom-shape draw:style-name="gr17" draw:text-style-name="P1" draw:layer="layout" svg:width="4.166cm" svg:height="1.94cm" svg:x="11.734cm" svg:y="2.56cm">
          <text:p text:style-name="P1"><text:span text:style-name="T5">资源调度节点，</text:span><text:span text:style-name="T5">跑</text:span><text:span text:style-name="T5">yarn</text:span><text:span text:style-name="T5">，</text:span></text:p>
          <text:p text:style-name="P1"><text:span text:style-name="T5">负责接受</text:span><text:span text:style-name="T5">MR</text:span><text:span text:style-name="T5">作</text:span><text:span text:style-name="T5">业，分配资源</text:span></text:p>
          <text:p text:style-name="P1"><text:span text:style-name="T5">以及返回计算结</text:span><text:span text:style-name="T5">果</text:span></text:p>
          <draw:enhanced-geometry svg:viewBox="0 0 21600 21600" draw:mirror-horizontal="false" draw:mirror-vertical="false" draw:type="line-callout-1" draw:modifiers="-4841.4686825054 15757.6506955178 -1301.07991360691 6165.069551777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11" draw:layer="layout" svg:width="1.8cm" svg:height="0.731cm" svg:x="10.86cm" svg:y="7.79cm">
          <draw:text-box>
            <text:p><text:span text:style-name="T5">分配资源</text:span></text:p>
          </draw:text-box>
        </draw:frame>
        <draw:line draw:style-name="gr3" draw:text-style-name="P4" draw:layer="layout" svg:x1="2.7cm" svg:y1="9.1cm" svg:x2="2.7cm" svg:y2="10.1cm">
          <text:p/>
        </draw:line>
        <draw:frame draw:style-name="gr18" draw:text-style-name="P12" draw:layer="layout" svg:width="2.5cm" svg:height="1.205cm" svg:x="2.5cm" svg:y="9.08cm">
          <draw:text-box>
            <text:p text:style-name="P1"><text:span text:style-name="T7">YA</text:span><text:span text:style-name="T7">RN</text:span></text:p>
            <text:p text:style-name="P1"><text:span text:style-name="T7">No</text:span><text:span text:style-name="T7">den</text:span><text:span text:style-name="T7">ana</text:span><text:span text:style-name="T7">ger</text:span></text:p>
          </draw:text-box>
        </draw:frame>
        <draw:frame draw:style-name="gr7" draw:text-style-name="P10" draw:layer="layout" svg:width="2cm" svg:height="0.7cm" svg:x="6.18cm" svg:y="9.2cm">
          <draw:text-box>
            <text:p text:style-name="P9"><text:span text:style-name="T4">Bigdata2</text:span></text:p>
          </draw:text-box>
        </draw:frame>
        <draw:line draw:style-name="gr3" draw:text-style-name="P4" draw:layer="layout" svg:x1="8cm" svg:y1="9.101cm" svg:x2="8cm" svg:y2="10.101cm">
          <text:p/>
        </draw:line>
        <draw:frame draw:style-name="gr18" draw:text-style-name="P12" draw:layer="layout" svg:width="2.5cm" svg:height="1.205cm" svg:x="7.8cm" svg:y="9.081cm">
          <draw:text-box>
            <text:p text:style-name="P1"><text:span text:style-name="T7">YARN</text:span></text:p>
            <text:p text:style-name="P1"><text:span text:style-name="T7">Nodenanager</text:span></text:p>
          </draw:text-box>
        </draw:frame>
        <draw:frame draw:style-name="gr7" draw:text-style-name="P10" draw:layer="layout" svg:width="2cm" svg:height="0.7cm" svg:x="11.38cm" svg:y="9.2cm">
          <draw:text-box>
            <text:p text:style-name="P9"><text:span text:style-name="T4">Bigdata3</text:span></text:p>
          </draw:text-box>
        </draw:frame>
        <draw:line draw:style-name="gr3" draw:text-style-name="P4" draw:layer="layout" svg:x1="11.738cm" svg:y1="10.101cm" svg:x2="15.238cm" svg:y2="10.101cm">
          <text:p/>
        </draw:line>
        <draw:line draw:style-name="gr3" draw:text-style-name="P4" draw:layer="layout" svg:x1="13.2cm" svg:y1="9.101cm" svg:x2="13.2cm" svg:y2="10.101cm">
          <text:p/>
        </draw:line>
        <draw:frame draw:style-name="gr18" draw:text-style-name="P12" draw:layer="layout" svg:width="2.5cm" svg:height="1.205cm" svg:x="13cm" svg:y="9.081cm">
          <draw:text-box>
            <text:p text:style-name="P1"><text:span text:style-name="T7">YARN</text:span></text:p>
            <text:p text:style-name="P1"><text:span text:style-name="T7">Nodenanager</text:span></text:p>
          </draw:text-box>
        </draw:frame>
        <draw:custom-shape draw:style-name="gr19" draw:text-style-name="P1" draw:layer="layout" svg:width="4.517cm" svg:height="2cm" draw:transform="skewX (-0.015707963267949) translate (15.47cm 6.4cm)">
          <text:p text:style-name="P1"><text:span text:style-name="T7">Nodemanager</text:span><text:span text:style-name="T7">接收</text:span><text:span text:style-name="T7">RM</text:span><text:span text:style-name="T7">消息，</text:span></text:p>
          <text:p text:style-name="P1"><text:span text:style-name="T7">开启一个</text:span><text:span text:style-name="T7">Container</text:span><text:span text:style-name="T7">运行</text:span><text:span text:style-name="T7">map</text:span><text:span text:style-name="T7">和</text:span></text:p>
          <text:p text:style-name="P1"><text:span text:style-name="T7">reduce</text:span><text:span text:style-name="T7">任务，执行完毕后返回结果</text:span></text:p>
          <draw:enhanced-geometry svg:viewBox="0 0 21600 21600" draw:mirror-horizontal="false" draw:type="line-callout-1" draw:modifiers="-6784.06374501992 30613.4932533733 -1195.2191235059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0" draw:text-style-name="P11" draw:layer="layout" svg:width="4.1cm" svg:height="2.131cm" svg:x="2.1cm" svg:y="16.1cm">
          <draw:text-box>
            <text:p><text:span text:style-name="T5">作业提交以通过</text:span><text:span text:style-name="T5">bigdata1</text:span><text:span text:style-name="T5">进行提交为例，也可以通过集群内的其他终端提交。</text:span></text:p>
          </draw:text-box>
        </draw:frame>
        <draw:custom-shape draw:style-name="gr21" draw:text-style-name="P13" draw:layer="layout" svg:width="6.4cm" svg:height="4.7cm" svg:x="13.1cm" svg:y="14.4cm">
          <text:p text:style-name="P13"><text:span text:style-name="T4">HDFS</text:span><text:span text:style-name="T4">和</text:span><text:span text:style-name="T4">YARN</text:span><text:span text:style-name="T4">是逻辑上分离，</text:span></text:p>
          <text:p text:style-name="P13"><text:span text:style-name="T4">物理上通常在一起的两种集群。</text:span></text:p>
          <text:p text:style-name="P13"><text:span text:style-name="T4"/></text:p>
          <text:p text:style-name="P13"><text:span text:style-name="T4">HDFS</text:span><text:span text:style-name="T4">负责海量数据的存储，集群</text:span><text:span text:style-name="T4">中的</text:span></text:p>
          <text:p text:style-name="P13"><text:span text:style-name="T4">角色有</text:span><text:span text:style-name="T4">NN</text:span><text:span text:style-name="T4">、</text:span><text:span text:style-name="T4">DN</text:span><text:span text:style-name="T4">、</text:span><text:span text:style-name="T4">SNN</text:span><text:span text:style-name="T4">。</text:span></text:p>
          <text:p text:style-name="P13"><text:span text:style-name="T4"/></text:p>
          <text:p text:style-name="P13"><text:span text:style-name="T4">YARN</text:span><text:span text:style-name="T4">负责资源调度，为作业提供</text:span><text:span text:style-name="T4">资源</text:span></text:p>
          <text:p text:style-name="P13"><text:span text:style-name="T4">最优配比进行计算，集群中角色</text:span><text:span text:style-name="T4">有</text:span><text:span text:style-name="T4">RM</text:span></text:p>
          <text:p text:style-name="P13"><text:span text:style-name="T4">和</text:span><text:span text:style-name="T4">NM</text:span></text:p>
          <draw:enhanced-geometry svg:viewBox="0 0 21600 21600" draw:mirror-horizontal="false" draw:type="line-callout-2" draw:modifiers="-7757.91282612092 1842.50159540523 -6352.13458181241 4183.95401149713 -840.243711920012 2545.500957243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2" draw:text-style-name="P11" draw:layer="layout" svg:width="2.3cm" svg:height="1.622cm" svg:x="10.5cm" svg:y="13.8cm">
          <draw:text-box>
            <text:p><text:span text:style-name="T8">TIPS</text:span><text:span text:style-name="T8">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31:09.167251886</meta:creation-date>
    <dc:date>2018-11-21T14:54:16.246165667</dc:date>
    <meta:editing-duration>PT2H53M12S</meta:editing-duration>
    <meta:editing-cycles>18</meta:editing-cycles>
    <meta:generator>LibreOffice/6.0.6.2$Linux_X86_64 LibreOffice_project/00m0$Build-2</meta:generator>
    <meta:document-statistic meta:object-count="45"/>
  </office:meta>
</office:document-meta>
</file>